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46pt" fo:break-before="auto" style:use-optimal-row-height="false"/>
    </style:style>
    <style:style style:name="ro4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TL_20_RowProperty" style:data-style-name="N0">
      <style:table-cell-properties fo:background-color="#fa6900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pt"/>
    </style:style>
    <style:style style:name="ce4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5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6" style:family="table-cell" style:parent-style-name="Default" style:data-style-name="N0"/>
    <style:style style:name="ce7" style:family="table-cell" style:parent-style-name="TL_20_ColHeader" style:data-style-name="N0">
      <style:table-cell-properties fo:background-color="#69d2e7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8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start" fo:margin-left="0pt"/>
    </style:style>
    <style:style style:name="ce9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0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1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12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13" style:family="table-cell" style:parent-style-name="TL_20_Data" style:data-style-name="N0">
      <style:table-cell-properties fo:border-bottom="0.06pt solid #000000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0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Gemeente</text:p>
          </table:table-cell>
          <table:table-cell table:style-name="ce7" office:value-type="string" calcext:value-type="string">
            <text:p>Geslacht</text:p>
          </table:table-cell>
          <table:table-cell table:style-name="ce7" office:value-type="string" calcext:value-type="string">
            <text:p>PopulatieCBS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Aa en Hunz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840" calcext:value-type="float">
            <text:p>128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 calcext:value-type="string">
            <text:p>Aa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73" calcext:value-type="float">
            <text:p>6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55" calcext:value-type="float">
            <text:p>149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57" calcext:value-type="float">
            <text:p>137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 Aa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16" calcext:value-type="float">
            <text:p>4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270" calcext:value-type="float">
            <text:p>14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94" calcext:value-type="float">
            <text:p>93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rands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51" calcext:value-type="float">
            <text:p>12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293" calcext:value-type="float">
            <text:p>462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990" calcext:value-type="float">
            <text:p>35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639" calcext:value-type="float">
            <text:p>946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an den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879" calcext:value-type="float">
            <text:p>358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en R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-Cha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00" calcext:value-type="float">
            <text:p>48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Del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t Montfo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y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51" calcext:value-type="float">
            <text:p>1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979" calcext:value-type="float">
            <text:p>719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stel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921" calcext:value-type="float">
            <text:p>389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3802" calcext:value-type="float">
            <text:p>3838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62" calcext:value-type="float">
            <text:p>3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lo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16" calcext:value-type="float">
            <text:p>72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088" calcext:value-type="float">
            <text:p>770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pping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71" calcext:value-type="float">
            <text:p>58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507" calcext:value-type="float">
            <text:p>73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829" calcext:value-type="float">
            <text:p>328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43" calcext:value-type="float">
            <text:p>83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24" calcext:value-type="float">
            <text:p>3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15" calcext:value-type="float">
            <text:p>117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ng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144" calcext:value-type="float">
            <text:p>231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365" calcext:value-type="float">
            <text:p>263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80" calcext:value-type="float">
            <text:p>52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k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57" calcext:value-type="float">
            <text:p>8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en Do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94" calcext:value-type="float">
            <text:p>4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83" calcext:value-type="float">
            <text:p>69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ed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38" calcext:value-type="float">
            <text:p>47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D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43" calcext:value-type="float">
            <text:p>48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73" calcext:value-type="float">
            <text:p>91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82" calcext:value-type="float">
            <text:p>66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N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000" calcext:value-type="float">
            <text:p>15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639" calcext:value-type="float">
            <text:p>326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y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l en Rodenrij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l-Enscho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l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546" calcext:value-type="float">
            <text:p>225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nh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61" calcext:value-type="float">
            <text:p>149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35" calcext:value-type="float">
            <text:p>62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87" calcext:value-type="float">
            <text:p>14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39" calcext:value-type="float">
            <text:p>127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407" calcext:value-type="float">
            <text:p>194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 Bil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14" calcext:value-type="float">
            <text:p>56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Bi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954" calcext:value-type="float">
            <text:p>199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nnenma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69" calcext:value-type="float">
            <text:p>143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80" calcext:value-type="float">
            <text:p>98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31" calcext:value-type="float">
            <text:p>43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en Hofwe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55" calcext:value-type="float">
            <text:p>10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arnsterh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02" calcext:value-type="float">
            <text:p>97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54" calcext:value-type="float">
            <text:p>97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-Reeu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40" calcext:value-type="float">
            <text:p>5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n Bo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42" calcext:value-type="float">
            <text:p>37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18" calcext:value-type="float">
            <text:p>4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Bom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ornster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cu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er-O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51" calcext:value-type="float">
            <text:p>129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93" calcext:value-type="float">
            <text:p>107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e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506" calcext:value-type="float">
            <text:p>115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09" calcext:value-type="float">
            <text:p>75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12" calcext:value-type="float">
            <text:p>143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017" calcext:value-type="float">
            <text:p>150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006" calcext:value-type="float">
            <text:p>850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erwi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85" calcext:value-type="float">
            <text:p>72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60" calcext:value-type="float">
            <text:p>7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nckh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706" calcext:value-type="float">
            <text:p>18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66" calcext:value-type="float">
            <text:p>10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08" calcext:value-type="float">
            <text:p>143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32" calcext:value-type="float">
            <text:p>71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82" calcext:value-type="float">
            <text:p>100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006" calcext:value-type="float">
            <text:p>130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357" calcext:value-type="float">
            <text:p>15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959" calcext:value-type="float">
            <text:p>319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911" calcext:value-type="float">
            <text:p>16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971" calcext:value-type="float">
            <text:p>179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ranendonc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92" calcext:value-type="float">
            <text:p>10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romst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47" calcext:value-type="float">
            <text:p>63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10" calcext:value-type="float">
            <text:p>12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ijk en Sint Agath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673" calcext:value-type="float">
            <text:p>136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84" calcext:value-type="float">
            <text:p>138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62" calcext:value-type="float">
            <text:p>96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652" calcext:value-type="float">
            <text:p>516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96" calcext:value-type="float">
            <text:p>132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926" calcext:value-type="float">
            <text:p>15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628" calcext:value-type="float">
            <text:p>48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90" calcext:value-type="float">
            <text:p>120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kel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26" calcext:value-type="float">
            <text:p>132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88" calcext:value-type="float">
            <text:p>41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93" calcext:value-type="float">
            <text:p>56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728" calcext:value-type="float">
            <text:p>27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81" calcext:value-type="float">
            <text:p>12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91" calcext:value-type="float">
            <text:p>121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526" calcext:value-type="float">
            <text:p>585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ch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15" calcext:value-type="float">
            <text:p>98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brug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m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23" calcext:value-type="float">
            <text:p>132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on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303" calcext:value-type="float">
            <text:p>203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05" calcext:value-type="float">
            <text:p>90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533" calcext:value-type="float">
            <text:p>125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Du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cht-Su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97" calcext:value-type="float">
            <text:p>161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-Vol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22" calcext:value-type="float">
            <text:p>143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146" calcext:value-type="float">
            <text:p>53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69" calcext:value-type="float">
            <text:p>43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s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25" calcext:value-type="float">
            <text:p>83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37" calcext:value-type="float">
            <text:p>9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40" calcext:value-type="float">
            <text:p>57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-Margra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977" calcext:value-type="float">
            <text:p>1099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09" calcext:value-type="float">
            <text:p>110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040" calcext:value-type="float">
            <text:p>54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 en Meer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93" calcext:value-type="float">
            <text:p>90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122" calcext:value-type="float">
            <text:p>80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92" calcext:value-type="float">
            <text:p>16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58" calcext:value-type="float">
            <text:p>12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 en Leu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-Leu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690" calcext:value-type="float">
            <text:p>206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42" calcext:value-type="float">
            <text:p>45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jn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73" calcext:value-type="float">
            <text:p>104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Friese 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Fryske Mar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ân-Slea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68" calcext:value-type="float">
            <text:p>51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87" calcext:value-type="float">
            <text:p>105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97" calcext:value-type="float">
            <text:p>12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drop-Mi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001" calcext:value-type="float">
            <text:p>190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mert-Ba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25" calcext:value-type="float">
            <text:p>146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06" calcext:value-type="float">
            <text:p>8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lan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26" calcext:value-type="float">
            <text:p>7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042" calcext:value-type="float">
            <text:p>130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33" calcext:value-type="float">
            <text:p>56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ree-Overflakk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87" calcext:value-type="float">
            <text:p>17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04" calcext:value-type="float">
            <text:p>11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ise 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117" calcext:value-type="float">
            <text:p>171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738" calcext:value-type="float">
            <text:p>347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afstro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35" calcext:value-type="float">
            <text:p>5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-De Rij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55" calcext:value-type="float">
            <text:p>32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21" calcext:value-type="float">
            <text:p>67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hage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4040" calcext:value-type="float">
            <text:p>244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mo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s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20" calcext:value-type="float">
            <text:p>92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064" calcext:value-type="float">
            <text:p>940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56" calcext:value-type="float">
            <text:p>62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ulpen-Witt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11" calcext:value-type="float">
            <text:p>7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62" calcext:value-type="float">
            <text:p>122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57" calcext:value-type="float">
            <text:p>69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260" calcext:value-type="float">
            <text:p>732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iede en Spaarn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87" calcext:value-type="float">
            <text:p>26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310" calcext:value-type="float">
            <text:p>71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derberg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586" calcext:value-type="float">
            <text:p>145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H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016" calcext:value-type="float">
            <text:p>300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117" calcext:value-type="float">
            <text:p>221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-Giess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24" calcext:value-type="float">
            <text:p>87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37" calcext:value-type="float">
            <text:p>87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88" calcext:value-type="float">
            <text:p>82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56" calcext:value-type="float">
            <text:p>79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53" calcext:value-type="float">
            <text:p>57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237" calcext:value-type="float">
            <text:p>19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24" calcext:value-type="float">
            <text:p>123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bt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rend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23" calcext:value-type="float">
            <text:p>90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eren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351" calcext:value-type="float">
            <text:p>21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162" calcext:value-type="float">
            <text:p>261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122" calcext:value-type="float">
            <text:p>44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-Dinth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ze-Lee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22" calcext:value-type="float">
            <text:p>7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fs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- en Boeic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33" calcext:value-type="float">
            <text:p>11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Hel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385" calcext:value-type="float">
            <text:p>283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42" calcext:value-type="float">
            <text:p>17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847" calcext:value-type="float">
            <text:p>198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401" calcext:value-type="float">
            <text:p>444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516" calcext:value-type="float">
            <text:p>135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Gld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O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116" calcext:value-type="float">
            <text:p>401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rtog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200" calcext:value-type="float">
            <text:p>692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78" calcext:value-type="float">
            <text:p>81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598" calcext:value-type="float">
            <text:p>21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ythuy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75" calcext:value-type="float">
            <text:p>101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03" calcext:value-type="float">
            <text:p>76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318" calcext:value-type="float">
            <text:p>413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f van Twen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650" calcext:value-type="float">
            <text:p>17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llands Kroo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Mie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Zwal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, Hapert en Ca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206" calcext:value-type="float">
            <text:p>272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148" calcext:value-type="float">
            <text:p>171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904" calcext:value-type="float">
            <text:p>349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t aan de Ma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130" calcext:value-type="float">
            <text:p>211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678" calcext:value-type="float">
            <text:p>23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36" calcext:value-type="float">
            <text:p>202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08" calcext:value-type="float">
            <text:p>138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h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765" calcext:value-type="float">
            <text:p>16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cobs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ag en Braass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034" calcext:value-type="float">
            <text:p>130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033" calcext:value-type="float">
            <text:p>250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42" calcext:value-type="float">
            <text:p>61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894" calcext:value-type="float">
            <text:p>308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615" calcext:value-type="float">
            <text:p>236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gg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12" calcext:value-type="float">
            <text:p>111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 en Nieuwkrui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34" calcext:value-type="float">
            <text:p>66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an de Z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en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43" calcext:value-type="float">
            <text:p>5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an den Rij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 L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23" calcext:value-type="float">
            <text:p>139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er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ar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90" calcext:value-type="float">
            <text:p>108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e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70" calcext:value-type="float">
            <text:p>76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graa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762" calcext:value-type="float">
            <text:p>18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27" calcext:value-type="float">
            <text:p>49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66" calcext:value-type="float">
            <text:p>13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sing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925" calcext:value-type="float">
            <text:p>269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ren (Gld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N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21" calcext:value-type="float">
            <text:p>54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65" calcext:value-type="float">
            <text:p>9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49" calcext:value-type="float">
            <text:p>10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405" calcext:value-type="float">
            <text:p>464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24" calcext:value-type="float">
            <text:p>52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527" calcext:value-type="float">
            <text:p>575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70" calcext:value-type="float">
            <text:p>128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-Voor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445" calcext:value-type="float">
            <text:p>34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ly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522" calcext:value-type="float">
            <text:p>37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20" calcext:value-type="float">
            <text:p>69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d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484" calcext:value-type="float">
            <text:p>18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001" calcext:value-type="float">
            <text:p>140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Li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s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99" calcext:value-type="float">
            <text:p>48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38" calcext:value-type="float">
            <text:p>54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583" calcext:value-type="float">
            <text:p>225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59" calcext:value-type="float">
            <text:p>111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93" calcext:value-type="float">
            <text:p>33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00" calcext:value-type="float">
            <text:p>56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372" calcext:value-type="float">
            <text:p>163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67" calcext:value-type="float">
            <text:p>41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41" calcext:value-type="float">
            <text:p>11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64" calcext:value-type="float">
            <text:p>7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42" calcext:value-type="float">
            <text:p>5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77" calcext:value-type="float">
            <text:p>113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yksge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422" calcext:value-type="float">
            <text:p>194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on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42" calcext:value-type="float">
            <text:p>56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95" calcext:value-type="float">
            <text:p>12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gouw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37" calcext:value-type="float">
            <text:p>121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659" calcext:value-type="float">
            <text:p>156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538" calcext:value-type="float">
            <text:p>575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47" calcext:value-type="float">
            <text:p>67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i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ke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Ma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36" calcext:value-type="float">
            <text:p>5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96" calcext:value-type="float">
            <text:p>53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009" calcext:value-type="float">
            <text:p>140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-Wans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75" calcext:value-type="float">
            <text:p>95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, Haren en Mach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79" calcext:value-type="float">
            <text:p>69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m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terw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04" calcext:value-type="float">
            <text:p>6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836" calcext:value-type="float">
            <text:p>158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 (Z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384" calcext:value-type="float">
            <text:p>233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46" calcext:value-type="float">
            <text:p>88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elf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88" calcext:value-type="float">
            <text:p>91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renth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751" calcext:value-type="float">
            <text:p>16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schouw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int Hub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98" calcext:value-type="float">
            <text:p>5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an de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63" calcext:value-type="float">
            <text:p>29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249" calcext:value-type="float">
            <text:p>182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len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nick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tf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419" calcext:value-type="float">
            <text:p>174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67" calcext:value-type="float">
            <text:p>6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66" calcext:value-type="float">
            <text:p>3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70" calcext:value-type="float">
            <text:p>3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41" calcext:value-type="float">
            <text:p>82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-Betuw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258" calcext:value-type="float">
            <text:p>112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l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17" calcext:value-type="float">
            <text:p>69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16" calcext:value-type="float">
            <text:p>84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erij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80" calcext:value-type="float">
            <text:p>59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92" calcext:value-type="float">
            <text:p>6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 en Sint Joo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Pekel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To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g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194" calcext:value-type="float">
            <text:p>301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an den IJs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scha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656" calcext:value-type="float">
            <text:p>136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81" calcext:value-type="float">
            <text:p>48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efu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56" calcext:value-type="float">
            <text:p>54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792" calcext:value-type="float">
            <text:p>197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582" calcext:value-type="float">
            <text:p>785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s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-Be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42" calcext:value-type="float">
            <text:p>37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n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219" calcext:value-type="float">
            <text:p>152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er-Kogg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Noordoostelijke 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oostpol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447" calcext:value-type="float">
            <text:p>23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11" calcext:value-type="float">
            <text:p>128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78" calcext:value-type="float">
            <text:p>78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enen, Gerwen en Nederwet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79" calcext:value-type="float">
            <text:p>11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nspee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170" calcext:value-type="float">
            <text:p>13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55" calcext:value-type="float">
            <text:p>76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33" calcext:value-type="float">
            <text:p>10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é en Laa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59" calcext:value-type="float">
            <text:p>90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631" calcext:value-type="float">
            <text:p>126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amb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453" calcext:value-type="float">
            <text:p>194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49" calcext:value-type="float">
            <text:p>114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010" calcext:value-type="float">
            <text:p>16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st-Wijh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42" calcext:value-type="float">
            <text:p>8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70" calcext:value-type="float">
            <text:p>86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derban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76" calcext:value-type="float">
            <text:p>3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 Gel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334" calcext:value-type="float">
            <text:p>153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- en West-Sou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, West- en Middelbe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602" calcext:value-type="float">
            <text:p>266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flakk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13" calcext:value-type="float">
            <text:p>5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026" calcext:value-type="float">
            <text:p>130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53" calcext:value-type="float">
            <text:p>44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enbaar Lichaam Z.IJ.P.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loo, Sint Anthonis en Ledeack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54" calcext:value-type="float">
            <text:p>57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94" calcext:value-type="float">
            <text:p>149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705" calcext:value-type="float">
            <text:p>38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 en Nieuw Ga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538" calcext:value-type="float">
            <text:p>115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IJsselstr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922" calcext:value-type="float">
            <text:p>19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 Pekel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98" calcext:value-type="float">
            <text:p>63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38" calcext:value-type="float">
            <text:p>40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an den IJs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39" calcext:value-type="float">
            <text:p>48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betuw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857" calcext:value-type="float">
            <text:p>228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644" calcext:value-type="float">
            <text:p>156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el en Ma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896" calcext:value-type="float">
            <text:p>218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kel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97" calcext:value-type="float">
            <text:p>6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-Noot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660" calcext:value-type="float">
            <text:p>246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684" calcext:value-type="float">
            <text:p>38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68" calcext:value-type="float">
            <text:p>11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344" calcext:value-type="float">
            <text:p>18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26" calcext:value-type="float">
            <text:p>66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d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imers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26" calcext:value-type="float">
            <text:p>108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210" calcext:value-type="float">
            <text:p>152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61" calcext:value-type="float">
            <text:p>23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-De Mi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14" calcext:value-type="float">
            <text:p>64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324" calcext:value-type="float">
            <text:p>213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91" calcext:value-type="float">
            <text:p>9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754" calcext:value-type="float">
            <text:p>217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e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w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64" calcext:value-type="float">
            <text:p>54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23" calcext:value-type="float">
            <text:p>93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Rij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sen-Hol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17" calcext:value-type="float">
            <text:p>186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NB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031" calcext:value-type="float">
            <text:p>22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ckanj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erda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624" calcext:value-type="float">
            <text:p>106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415" calcext:value-type="float">
            <text:p>274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ggel en N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Ronde V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040" calcext:value-type="float">
            <text:p>17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301" calcext:value-type="float">
            <text:p>383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0319" calcext:value-type="float">
            <text:p>300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3" calcext:value-type="float">
            <text:p>7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cp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205" calcext:value-type="float">
            <text:p>112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01" calcext:value-type="float">
            <text:p>91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r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26" calcext:value-type="float">
            <text:p>2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28" calcext:value-type="float">
            <text:p>4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250" calcext:value-type="float">
            <text:p>372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507" calcext:value-type="float">
            <text:p>11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67" calcext:value-type="float">
            <text:p>6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66" calcext:value-type="float">
            <text:p>58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uwen-Dui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894" calcext:value-type="float">
            <text:p>168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ouwen-Duivenland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alcheren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39" calcext:value-type="float">
            <text:p>54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thon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51" calcext:value-type="float">
            <text:p>60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cr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Anna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aarten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ichiels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115" calcext:value-type="float">
            <text:p>141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Oedenro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90" calcext:value-type="float">
            <text:p>88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ttard-Gel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568" calcext:value-type="float">
            <text:p>465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karsterlâ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28" calcext:value-type="float">
            <text:p>13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10" calcext:value-type="float">
            <text:p>118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32" calcext:value-type="float">
            <text:p>7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 (F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69" calcext:value-type="float">
            <text:p>117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 (oud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-Aard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492" calcext:value-type="float">
            <text:p>274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542" calcext:value-type="float">
            <text:p>165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121" calcext:value-type="float">
            <text:p>221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89" calcext:value-type="float">
            <text:p>92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n en Breug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38" calcext:value-type="float">
            <text:p>77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440" calcext:value-type="float">
            <text:p>35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. Antho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 't Haring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Del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skan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350" calcext:value-type="float">
            <text:p>16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15" calcext:value-type="float">
            <text:p>83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vo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de Broec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10" calcext:value-type="float">
            <text:p>108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81" calcext:value-type="float">
            <text:p>116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668" calcext:value-type="float">
            <text:p>21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in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20" calcext:value-type="float">
            <text:p>128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chtse V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y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31" calcext:value-type="float">
            <text:p>44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údwest-Fryslâ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295" calcext:value-type="float">
            <text:p>27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87" calcext:value-type="float">
            <text:p>2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04" calcext:value-type="float">
            <text:p>68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yl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75" calcext:value-type="float">
            <text:p>178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85" calcext:value-type="float">
            <text:p>127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446" calcext:value-type="float">
            <text:p>204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 (ZH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366" calcext:value-type="float">
            <text:p>1023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45" calcext:value-type="float">
            <text:p>10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 (Drostambt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ull en 't 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enter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071" calcext:value-type="float">
            <text:p>170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naa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942" calcext:value-type="float">
            <text:p>159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ytsjerkst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047" calcext:value-type="float">
            <text:p>160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03" calcext:value-type="float">
            <text:p>46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24" calcext:value-type="float">
            <text:p>202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55" calcext:value-type="float">
            <text:p>6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56" calcext:value-type="float">
            <text:p>138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34" calcext:value-type="float">
            <text:p>94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recht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0571" calcext:value-type="float">
            <text:p>1505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se Heuvelru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540" calcext:value-type="float">
            <text:p>23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20" calcext:value-type="float">
            <text:p>48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(ZH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aan de Geu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41" calcext:value-type="float">
            <text:p>84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25" calcext:value-type="float">
            <text:p>151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84" calcext:value-type="float">
            <text:p>138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565" calcext:value-type="float">
            <text:p>30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54" calcext:value-type="float">
            <text:p>109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845" calcext:value-type="float">
            <text:p>188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750" calcext:value-type="float">
            <text:p>217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294" calcext:value-type="float">
            <text:p>33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408" calcext:value-type="float">
            <text:p>494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y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518" calcext:value-type="float">
            <text:p>215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, Wintelre en Kneg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06" calcext:value-type="float">
            <text:p>9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798" calcext:value-type="float">
            <text:p>347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23" calcext:value-type="float">
            <text:p>81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6" calcext:value-type="float">
            <text:p>5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192" calcext:value-type="float">
            <text:p>22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87" calcext:value-type="float">
            <text:p>4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99" calcext:value-type="float">
            <text:p>62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55" calcext:value-type="float">
            <text:p>11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37" calcext:value-type="float">
            <text:p>118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51" calcext:value-type="float">
            <text:p>12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26" calcext:value-type="float">
            <text:p>8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994" calcext:value-type="float">
            <text:p>229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612" calcext:value-type="float">
            <text:p>126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589" calcext:value-type="float">
            <text:p>17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97" calcext:value-type="float">
            <text:p>122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60" calcext:value-type="float">
            <text:p>85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316" calcext:value-type="float">
            <text:p>24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09" calcext:value-type="float">
            <text:p>87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169" calcext:value-type="float">
            <text:p>131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48" calcext:value-type="float">
            <text:p>44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 Maas en 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50" calcext:value-type="float">
            <text:p>91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-Kogg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schouw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57" calcext:value-type="float">
            <text:p>96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00" calcext:value-type="float">
            <text:p>76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688" calcext:value-type="float">
            <text:p>496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45" calcext:value-type="float">
            <text:p>12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voo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46" calcext:value-type="float">
            <text:p>69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36" calcext:value-type="float">
            <text:p>118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48" calcext:value-type="float">
            <text:p>43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70" calcext:value-type="float">
            <text:p>63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967" calcext:value-type="float">
            <text:p>19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m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97" calcext:value-type="float">
            <text:p>11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k bij Duurst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46" calcext:value-type="float">
            <text:p>114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andsr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05" calcext:value-type="float">
            <text:p>70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09" calcext:value-type="float">
            <text:p>14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ssen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02" calcext:value-type="float">
            <text:p>109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627" calcext:value-type="float">
            <text:p>246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Wo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42" calcext:value-type="float">
            <text:p>11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03" calcext:value-type="float">
            <text:p>79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04" calcext:value-type="float">
            <text:p>60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26" calcext:value-type="float">
            <text:p>72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ûns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63" calcext:value-type="float">
            <text:p>60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52" calcext:value-type="float">
            <text:p>82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544" calcext:value-type="float">
            <text:p>725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99" calcext:value-type="float">
            <text:p>132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t Zand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10" calcext:value-type="float">
            <text:p>8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der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32" calcext:value-type="float">
            <text:p>66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evan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74" calcext:value-type="float">
            <text:p>31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w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19" calcext:value-type="float">
            <text:p>107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324" calcext:value-type="float">
            <text:p>293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854" calcext:value-type="float">
            <text:p>158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-Moer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51" calcext:value-type="float">
            <text:p>58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736" calcext:value-type="float">
            <text:p>597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44" calcext:value-type="float">
            <text:p>4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 en Noord-Scherm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 (Gr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80" calcext:value-type="float">
            <text:p>92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pl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22" calcext:value-type="float">
            <text:p>20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07" calcext:value-type="float">
            <text:p>10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963" calcext:value-type="float">
            <text:p>229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49" calcext:value-type="float">
            <text:p>11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eelo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622" calcext:value-type="float">
            <text:p>216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697" calcext:value-type="float">
            <text:p>586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rke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 en Hun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45" calcext:value-type="float">
            <text:p>12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12" calcext:value-type="float">
            <text:p>63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234" calcext:value-type="float">
            <text:p>15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82" calcext:value-type="float">
            <text:p>136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 Aa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75" calcext:value-type="float">
            <text:p>44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53" calcext:value-type="float">
            <text:p>138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14" calcext:value-type="float">
            <text:p>98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rands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423" calcext:value-type="float">
            <text:p>124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643" calcext:value-type="float">
            <text:p>476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609" calcext:value-type="float">
            <text:p>366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016" calcext:value-type="float">
            <text:p>960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an den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801" calcext:value-type="float">
            <text:p>36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en R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-Cha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66" calcext:value-type="float">
            <text:p>46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Del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t Montfo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y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52" calcext:value-type="float">
            <text:p>17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613" calcext:value-type="float">
            <text:p>746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stel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875" calcext:value-type="float">
            <text:p>428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6006" calcext:value-type="float">
            <text:p>3960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56" calcext:value-type="float">
            <text:p>3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lo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44" calcext:value-type="float">
            <text:p>7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111" calcext:value-type="float">
            <text:p>791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pping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19" calcext:value-type="float">
            <text:p>62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563" calcext:value-type="float">
            <text:p>745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348" calcext:value-type="float">
            <text:p>343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53" calcext:value-type="float">
            <text:p>7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80" calcext:value-type="float">
            <text:p>32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64" calcext:value-type="float">
            <text:p>126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ng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687" calcext:value-type="float">
            <text:p>236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661" calcext:value-type="float">
            <text:p>266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15" calcext:value-type="float">
            <text:p>52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k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91" calcext:value-type="float">
            <text:p>84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en Do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79" calcext:value-type="float">
            <text:p>42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61" calcext:value-type="float">
            <text:p>68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ed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64" calcext:value-type="float">
            <text:p>46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D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58" calcext:value-type="float">
            <text:p>49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00" calcext:value-type="float">
            <text:p>89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68" calcext:value-type="float">
            <text:p>6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N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868" calcext:value-type="float">
            <text:p>158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435" calcext:value-type="float">
            <text:p>33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y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l en Rodenrij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l-Enscho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l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317" calcext:value-type="float">
            <text:p>223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nh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67" calcext:value-type="float">
            <text:p>14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69" calcext:value-type="float">
            <text:p>61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23" calcext:value-type="float">
            <text:p>144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768" calcext:value-type="float">
            <text:p>12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22" calcext:value-type="float">
            <text:p>19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 Bil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23" calcext:value-type="float">
            <text:p>53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Bi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095" calcext:value-type="float">
            <text:p>22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nnenma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98" calcext:value-type="float">
            <text:p>14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06" calcext:value-type="float">
            <text:p>95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28" calcext:value-type="float">
            <text:p>4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en Hofwe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84" calcext:value-type="float">
            <text:p>11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arnsterh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96" calcext:value-type="float">
            <text:p>95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78" calcext:value-type="float">
            <text:p>9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-Reeu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25" calcext:value-type="float">
            <text:p>4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n Bo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12" calcext:value-type="float">
            <text:p>37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56" calcext:value-type="float">
            <text:p>50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Bom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ornster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cu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er-O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90" calcext:value-type="float">
            <text:p>12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64" calcext:value-type="float">
            <text:p>10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e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01" calcext:value-type="float">
            <text:p>112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36" calcext:value-type="float">
            <text:p>7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70" calcext:value-type="float">
            <text:p>14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263" calcext:value-type="float">
            <text:p>152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593" calcext:value-type="float">
            <text:p>895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erwi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51" calcext:value-type="float">
            <text:p>7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18" calcext:value-type="float">
            <text:p>80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nckh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971" calcext:value-type="float">
            <text:p>189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53" calcext:value-type="float">
            <text:p>107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067" calcext:value-type="float">
            <text:p>15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05" calcext:value-type="float">
            <text:p>73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029" calcext:value-type="float">
            <text:p>100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07" calcext:value-type="float">
            <text:p>130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053" calcext:value-type="float">
            <text:p>170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145" calcext:value-type="float">
            <text:p>341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82" calcext:value-type="float">
            <text:p>176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096" calcext:value-type="float">
            <text:p>180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ranendonc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079" calcext:value-type="float">
            <text:p>10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romst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42" calcext:value-type="float">
            <text:p>6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70" calcext:value-type="float">
            <text:p>12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ijk en Sint Agath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11" calcext:value-type="float">
            <text:p>13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29" calcext:value-type="float">
            <text:p>134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48" calcext:value-type="float">
            <text:p>9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038" calcext:value-type="float">
            <text:p>460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71" calcext:value-type="float">
            <text:p>13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109" calcext:value-type="float">
            <text:p>501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22" calcext:value-type="float">
            <text:p>12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kel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41" calcext:value-type="float">
            <text:p>128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20" calcext:value-type="float">
            <text:p>42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43" calcext:value-type="float">
            <text:p>5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309" calcext:value-type="float">
            <text:p>28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20" calcext:value-type="float">
            <text:p>126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01" calcext:value-type="float">
            <text:p>121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284" calcext:value-type="float">
            <text:p>602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ch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20" calcext:value-type="float">
            <text:p>95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brug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m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54" calcext:value-type="float">
            <text:p>132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on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861" calcext:value-type="float">
            <text:p>198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92" calcext:value-type="float">
            <text:p>90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17" calcext:value-type="float">
            <text:p>130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Du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cht-Su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67" calcext:value-type="float">
            <text:p>16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-Vol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61" calcext:value-type="float">
            <text:p>142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139" calcext:value-type="float">
            <text:p>551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76" calcext:value-type="float">
            <text:p>44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s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32" calcext:value-type="float">
            <text:p>80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29" calcext:value-type="float">
            <text:p>89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25" calcext:value-type="float">
            <text:p>5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-Margra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059" calcext:value-type="float">
            <text:p>1060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301" calcext:value-type="float">
            <text:p>113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219" calcext:value-type="float">
            <text:p>552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 en Meer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80" calcext:value-type="float">
            <text:p>90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716" calcext:value-type="float">
            <text:p>777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83" calcext:value-type="float">
            <text:p>16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75" calcext:value-type="float">
            <text:p>132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 en Leu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-Leu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110" calcext:value-type="float">
            <text:p>211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22" calcext:value-type="float">
            <text:p>43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jn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282" calcext:value-type="float">
            <text:p>102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Friese 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Fryske Mar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ân-Slea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57" calcext:value-type="float">
            <text:p>5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20" calcext:value-type="float">
            <text:p>107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27" calcext:value-type="float">
            <text:p>132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drop-Mi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388" calcext:value-type="float">
            <text:p>19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mert-Ba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81" calcext:value-type="float">
            <text:p>142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77" calcext:value-type="float">
            <text:p>84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lan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01" calcext:value-type="float">
            <text:p>71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722" calcext:value-type="float">
            <text:p>12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76" calcext:value-type="float">
            <text:p>57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ree-Overflakk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778" calcext:value-type="float">
            <text:p>18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03" calcext:value-type="float">
            <text:p>115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ise 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778" calcext:value-type="float">
            <text:p>17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309" calcext:value-type="float">
            <text:p>36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afstro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72" calcext:value-type="float">
            <text:p>47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-De Rij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28" calcext:value-type="float">
            <text:p>32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10" calcext:value-type="float">
            <text:p>6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hage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1043" calcext:value-type="float">
            <text:p>2510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mo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s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50" calcext:value-type="float">
            <text:p>9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927" calcext:value-type="float">
            <text:p>959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53" calcext:value-type="float">
            <text:p>5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ulpen-Witt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85" calcext:value-type="float">
            <text:p>71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86" calcext:value-type="float">
            <text:p>121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73" calcext:value-type="float">
            <text:p>66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410" calcext:value-type="float">
            <text:p>77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iede en Spaarn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45" calcext:value-type="float">
            <text:p>2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064" calcext:value-type="float">
            <text:p>720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derberg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06" calcext:value-type="float">
            <text:p>14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H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267" calcext:value-type="float">
            <text:p>29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15" calcext:value-type="float">
            <text:p>228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-Giess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11" calcext:value-type="float">
            <text:p>88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78" calcext:value-type="float">
            <text:p>9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91" calcext:value-type="float">
            <text:p>78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22" calcext:value-type="float">
            <text:p>7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09" calcext:value-type="float">
            <text:p>60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69" calcext:value-type="float">
            <text:p>199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73" calcext:value-type="float">
            <text:p>139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bt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rend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77" calcext:value-type="float">
            <text:p>92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eren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103" calcext:value-type="float">
            <text:p>22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823" calcext:value-type="float">
            <text:p>258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090" calcext:value-type="float">
            <text:p>450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-Dinth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ze-Lee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73" calcext:value-type="float">
            <text:p>75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fs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- en Boeic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47" calcext:value-type="float">
            <text:p>11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Hel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822" calcext:value-type="float">
            <text:p>288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905" calcext:value-type="float">
            <text:p>179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892" calcext:value-type="float">
            <text:p>198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159" calcext:value-type="float">
            <text:p>441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100" calcext:value-type="float">
            <text:p>141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Gld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O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631" calcext:value-type="float">
            <text:p>406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rtog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586" calcext:value-type="float">
            <text:p>715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16" calcext:value-type="float">
            <text:p>8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521" calcext:value-type="float">
            <text:p>215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ythuy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52" calcext:value-type="float">
            <text:p>104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32" calcext:value-type="float">
            <text:p>74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666" calcext:value-type="float">
            <text:p>436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f van Twen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923" calcext:value-type="float">
            <text:p>179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llands Kroo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Mie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Zwal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, Hapert en Ca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638" calcext:value-type="float">
            <text:p>276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66" calcext:value-type="float">
            <text:p>176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793" calcext:value-type="float">
            <text:p>357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t aan de Ma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684" calcext:value-type="float">
            <text:p>20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257" calcext:value-type="float">
            <text:p>242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90" calcext:value-type="float">
            <text:p>214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11" calcext:value-type="float">
            <text:p>13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h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583" calcext:value-type="float">
            <text:p>175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cobs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ag en Braass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710" calcext:value-type="float">
            <text:p>127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370" calcext:value-type="float">
            <text:p>253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23" calcext:value-type="float">
            <text:p>62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150" calcext:value-type="float">
            <text:p>311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794" calcext:value-type="float">
            <text:p>237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gg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70" calcext:value-type="float">
            <text:p>109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 en Nieuwkrui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96" calcext:value-type="float">
            <text:p>62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an de Z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en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05" calcext:value-type="float">
            <text:p>54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an den Rij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 L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03" calcext:value-type="float">
            <text:p>147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er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ar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42" calcext:value-type="float">
            <text:p>106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e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71" calcext:value-type="float">
            <text:p>7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graa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424" calcext:value-type="float">
            <text:p>19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26" calcext:value-type="float">
            <text:p>5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531" calcext:value-type="float">
            <text:p>135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sing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165" calcext:value-type="float">
            <text:p>27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ren (Gld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N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97" calcext:value-type="float">
            <text:p>5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68" calcext:value-type="float">
            <text:p>9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43" calcext:value-type="float">
            <text:p>105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433" calcext:value-type="float">
            <text:p>484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53" calcext:value-type="float">
            <text:p>51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388" calcext:value-type="float">
            <text:p>60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739" calcext:value-type="float">
            <text:p>137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-Voor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623" calcext:value-type="float">
            <text:p>376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ly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589" calcext:value-type="float">
            <text:p>37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01" calcext:value-type="float">
            <text:p>67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d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116" calcext:value-type="float">
            <text:p>181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608" calcext:value-type="float">
            <text:p>146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Li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s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47" calcext:value-type="float">
            <text:p>48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40" calcext:value-type="float">
            <text:p>5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006" calcext:value-type="float">
            <text:p>230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26" calcext:value-type="float">
            <text:p>115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92" calcext:value-type="float">
            <text:p>3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98" calcext:value-type="float">
            <text:p>53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906" calcext:value-type="float">
            <text:p>16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95" calcext:value-type="float">
            <text:p>43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32" calcext:value-type="float">
            <text:p>116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57" calcext:value-type="float">
            <text:p>69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36" calcext:value-type="float">
            <text:p>51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87" calcext:value-type="float">
            <text:p>11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yksge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330" calcext:value-type="float">
            <text:p>203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on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12" calcext:value-type="float">
            <text:p>56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75" calcext:value-type="float">
            <text:p>118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gouw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35" calcext:value-type="float">
            <text:p>121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251" calcext:value-type="float">
            <text:p>16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126" calcext:value-type="float">
            <text:p>62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28" calcext:value-type="float">
            <text:p>6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i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ke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Ma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65" calcext:value-type="float">
            <text:p>5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75" calcext:value-type="float">
            <text:p>5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18" calcext:value-type="float">
            <text:p>13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-Wans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20" calcext:value-type="float">
            <text:p>99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, Haren en Mach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95" calcext:value-type="float">
            <text:p>6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m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terw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81" calcext:value-type="float">
            <text:p>60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75" calcext:value-type="float">
            <text:p>16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 (Z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646" calcext:value-type="float">
            <text:p>246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04" calcext:value-type="float">
            <text:p>92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elf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66" calcext:value-type="float">
            <text:p>8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renth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830" calcext:value-type="float">
            <text:p>16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schouw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int Hub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02" calcext:value-type="float">
            <text:p>54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an de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58" calcext:value-type="float">
            <text:p>29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298" calcext:value-type="float">
            <text:p>182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len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nick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tf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557" calcext:value-type="float">
            <text:p>175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33" calcext:value-type="float">
            <text:p>67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81" calcext:value-type="float">
            <text:p>3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29" calcext:value-type="float">
            <text:p>3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44" calcext:value-type="float">
            <text:p>8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-Betuw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362" calcext:value-type="float">
            <text:p>11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l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77" calcext:value-type="float">
            <text:p>7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62" calcext:value-type="float">
            <text:p>82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erij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63" calcext:value-type="float">
            <text:p>58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30" calcext:value-type="float">
            <text:p>60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 en Sint Joo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Pekel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To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g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753" calcext:value-type="float">
            <text:p>307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scha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32" calcext:value-type="float">
            <text:p>133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60" calcext:value-type="float">
            <text:p>46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efu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15" calcext:value-type="float">
            <text:p>55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96" calcext:value-type="float">
            <text:p>199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641" calcext:value-type="float">
            <text:p>856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s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-Be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32" calcext:value-type="float">
            <text:p>3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n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575" calcext:value-type="float">
            <text:p>155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er-Kogg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Noordoostelijke 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oostpol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06" calcext:value-type="float">
            <text:p>228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27" calcext:value-type="float">
            <text:p>126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23" calcext:value-type="float">
            <text:p>77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enen, Gerwen en Nederwet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63" calcext:value-type="float">
            <text:p>111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nspee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515" calcext:value-type="float">
            <text:p>135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40" calcext:value-type="float">
            <text:p>79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34" calcext:value-type="float">
            <text:p>118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é en Laa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86" calcext:value-type="float">
            <text:p>8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90" calcext:value-type="float">
            <text:p>130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amb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43" calcext:value-type="float">
            <text:p>19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10" calcext:value-type="float">
            <text:p>112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166" calcext:value-type="float">
            <text:p>161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st-Wijh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60" calcext:value-type="float">
            <text:p>86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59" calcext:value-type="float">
            <text:p>86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derban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40" calcext:value-type="float">
            <text:p>4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 Gel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79" calcext:value-type="float">
            <text:p>14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- en West-Sou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, West- en Middelbe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470" calcext:value-type="float">
            <text:p>274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flakk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93" calcext:value-type="float">
            <text:p>51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78" calcext:value-type="float">
            <text:p>12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61" calcext:value-type="float">
            <text:p>46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enbaar Lichaam Z.IJ.P.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loo, Sint Anthonis en Ledeack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66" calcext:value-type="float">
            <text:p>56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997" calcext:value-type="float">
            <text:p>14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811" calcext:value-type="float">
            <text:p>388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 en Nieuw Ga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98" calcext:value-type="float">
            <text:p>119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IJsselstr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 Pekel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48" calcext:value-type="float">
            <text:p>67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03" calcext:value-type="float">
            <text:p>4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76" calcext:value-type="float">
            <text:p>4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betuw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096" calcext:value-type="float">
            <text:p>230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239" calcext:value-type="float">
            <text:p>162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el en Ma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292" calcext:value-type="float">
            <text:p>21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kel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57" calcext:value-type="float">
            <text:p>64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-Noot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626" calcext:value-type="float">
            <text:p>246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509" calcext:value-type="float">
            <text:p>405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78" calcext:value-type="float">
            <text:p>11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344" calcext:value-type="float">
            <text:p>18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70" calcext:value-type="float">
            <text:p>66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d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imers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88" calcext:value-type="float">
            <text:p>107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49" calcext:value-type="float">
            <text:p>163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91" calcext:value-type="float">
            <text:p>2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-De Mi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92" calcext:value-type="float">
            <text:p>6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658" calcext:value-type="float">
            <text:p>226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60" calcext:value-type="float">
            <text:p>95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135" calcext:value-type="float">
            <text:p>231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e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w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46" calcext:value-type="float">
            <text:p>55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42" calcext:value-type="float">
            <text:p>91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Rij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sen-Hol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816" calcext:value-type="float">
            <text:p>188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NB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640" calcext:value-type="float">
            <text:p>246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ckanj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erda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15" calcext:value-type="float">
            <text:p>106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180" calcext:value-type="float">
            <text:p>281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ggel en N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Ronde V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173" calcext:value-type="float">
            <text:p>171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240" calcext:value-type="float">
            <text:p>392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0067" calcext:value-type="float">
            <text:p>310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9" calcext:value-type="float">
            <text:p>7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cp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25" calcext:value-type="float">
            <text:p>112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70" calcext:value-type="float">
            <text:p>95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r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33" calcext:value-type="float">
            <text:p>26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99" calcext:value-type="float">
            <text:p>46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468" calcext:value-type="float">
            <text:p>38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6" calcext:value-type="float">
            <text:p>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37" calcext:value-type="float">
            <text:p>115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41" calcext:value-type="float">
            <text:p>66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56" calcext:value-type="float">
            <text:p>60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uwen-Dui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309" calcext:value-type="float">
            <text:p>17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ouwen-Duivenland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alcheren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14" calcext:value-type="float">
            <text:p>55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thon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45" calcext:value-type="float">
            <text:p>5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cr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Anna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aarten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ichiels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99" calcext:value-type="float">
            <text:p>139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Oedenro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28" calcext:value-type="float">
            <text:p>89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ttard-Gel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246" calcext:value-type="float">
            <text:p>482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karsterlâ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48" calcext:value-type="float">
            <text:p>13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51" calcext:value-type="float">
            <text:p>12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14" calcext:value-type="float">
            <text:p>76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 (F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10" calcext:value-type="float">
            <text:p>122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 (oud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-Aard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944" calcext:value-type="float">
            <text:p>27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031" calcext:value-type="float">
            <text:p>17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490" calcext:value-type="float">
            <text:p>234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28" calcext:value-type="float">
            <text:p>90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n en Breug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15" calcext:value-type="float">
            <text:p>79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804" calcext:value-type="float">
            <text:p>368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. Antho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 't Haring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Del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skan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772" calcext:value-type="float">
            <text:p>167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64" calcext:value-type="float">
            <text:p>78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vo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de Broec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92" calcext:value-type="float">
            <text:p>10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92" calcext:value-type="float">
            <text:p>11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613" calcext:value-type="float">
            <text:p>216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in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89" calcext:value-type="float">
            <text:p>128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chtse V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y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37" calcext:value-type="float">
            <text:p>44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údwest-Fryslâ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528" calcext:value-type="float">
            <text:p>275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34" calcext:value-type="float">
            <text:p>2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24" calcext:value-type="float">
            <text:p>6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yl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937" calcext:value-type="float">
            <text:p>179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704" calcext:value-type="float">
            <text:p>127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735" calcext:value-type="float">
            <text:p>207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 (ZH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874" calcext:value-type="float">
            <text:p>1038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26" calcext:value-type="float">
            <text:p>104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 (Drostambt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ull en 't 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enter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56" calcext:value-type="float">
            <text:p>166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naa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508" calcext:value-type="float">
            <text:p>16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ytsjerkst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131" calcext:value-type="float">
            <text:p>161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55" calcext:value-type="float">
            <text:p>47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497" calcext:value-type="float">
            <text:p>20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64" calcext:value-type="float">
            <text:p>6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58" calcext:value-type="float">
            <text:p>142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44" calcext:value-type="float">
            <text:p>92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recht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796" calcext:value-type="float">
            <text:p>1607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se Heuvelru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186" calcext:value-type="float">
            <text:p>251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85" calcext:value-type="float">
            <text:p>49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(ZH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aan de Geu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83" calcext:value-type="float">
            <text:p>85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497" calcext:value-type="float">
            <text:p>15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97" calcext:value-type="float">
            <text:p>140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702" calcext:value-type="float">
            <text:p>317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72" calcext:value-type="float">
            <text:p>109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631" calcext:value-type="float">
            <text:p>186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842" calcext:value-type="float">
            <text:p>21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053" calcext:value-type="float">
            <text:p>340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385" calcext:value-type="float">
            <text:p>503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y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266" calcext:value-type="float">
            <text:p>21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, Wintelre en Kneg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77" calcext:value-type="float">
            <text:p>99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471" calcext:value-type="float">
            <text:p>364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67" calcext:value-type="float">
            <text:p>81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5" calcext:value-type="float">
            <text:p>5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344" calcext:value-type="float">
            <text:p>22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19" calcext:value-type="float">
            <text:p>49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65" calcext:value-type="float">
            <text:p>63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410" calcext:value-type="float">
            <text:p>12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66" calcext:value-type="float">
            <text:p>118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03" calcext:value-type="float">
            <text:p>129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56" calcext:value-type="float">
            <text:p>83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217" calcext:value-type="float">
            <text:p>232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725" calcext:value-type="float">
            <text:p>127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053" calcext:value-type="float">
            <text:p>190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533" calcext:value-type="float">
            <text:p>135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80" calcext:value-type="float">
            <text:p>85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247" calcext:value-type="float">
            <text:p>242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78" calcext:value-type="float">
            <text:p>92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84" calcext:value-type="float">
            <text:p>131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98" calcext:value-type="float">
            <text:p>42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 Maas en 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51" calcext:value-type="float">
            <text:p>9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-Kogg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schouw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08" calcext:value-type="float">
            <text:p>97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36" calcext:value-type="float">
            <text:p>77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088" calcext:value-type="float">
            <text:p>500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01" calcext:value-type="float">
            <text:p>129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voo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46" calcext:value-type="float">
            <text:p>70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94" calcext:value-type="float">
            <text:p>117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71" calcext:value-type="float">
            <text:p>4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06" calcext:value-type="float">
            <text:p>62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40" calcext:value-type="float">
            <text:p>20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m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15" calcext:value-type="float">
            <text:p>119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k bij Duurst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69" calcext:value-type="float">
            <text:p>116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andsr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49" calcext:value-type="float">
            <text:p>70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617" calcext:value-type="float">
            <text:p>146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ssen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80" calcext:value-type="float">
            <text:p>107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121" calcext:value-type="float">
            <text:p>251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Wo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95" calcext:value-type="float">
            <text:p>11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98" calcext:value-type="float">
            <text:p>78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04" calcext:value-type="float">
            <text:p>60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97" calcext:value-type="float">
            <text:p>71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ûns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86" calcext:value-type="float">
            <text:p>5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26" calcext:value-type="float">
            <text:p>78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396" calcext:value-type="float">
            <text:p>743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44" calcext:value-type="float">
            <text:p>13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t Zand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22" calcext:value-type="float">
            <text:p>86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der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10" calcext:value-type="float">
            <text:p>67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evan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76" calcext:value-type="float">
            <text:p>31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w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87" calcext:value-type="float">
            <text:p>10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80" calcext:value-type="float">
            <text:p>163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-Moer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26" calcext:value-type="float">
            <text:p>5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175" calcext:value-type="float">
            <text:p>621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86" calcext:value-type="float">
            <text:p>4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 en Noord-Scherm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 (Gr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51" calcext:value-type="float">
            <text:p>9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pl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399" calcext:value-type="float">
            <text:p>203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56" calcext:value-type="float">
            <text:p>103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121" calcext:value-type="float">
            <text:p>241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69" calcext:value-type="float">
            <text:p>108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eelo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23" calcext:value-type="float">
            <text:p>228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658" calcext:value-type="float">
            <text:p>616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rke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inker" style:family="table-cell" style:parent-style-name="Default" style:data-style-name="N0">
      <style:table-cell-properties fo:background-color="transparent" style:vertical-align="automatic"/>
    </style:style>
    <style:style style:name="TL_20_ColHeader" style:display-name="TL ColHeader" style:family="table-cell" style:parent-style-name="Default" style:data-style-name="N0">
      <style:table-cell-properties fo:background-color="#69d2e7" style:vertical-align="automatic"/>
    </style:style>
    <style:style style:name="TL_20_Data" style:display-name="TL Data" style:family="table-cell" style:parent-style-name="Default" style:data-style-name="N0">
      <style:table-cell-properties fo:background-color="#c8c8a9" style:vertical-align="automatic"/>
    </style:style>
    <style:style style:name="TL_20_RowHeader" style:display-name="TL RowHeader" style:family="table-cell" style:parent-style-name="Default" style:data-style-name="N0">
      <style:table-cell-properties fo:background-color="#fae600" style:vertical-align="automatic"/>
    </style:style>
    <style:style style:name="TL_20_RowProperty" style:display-name="TL RowProperty" style:family="table-cell" style:parent-style-name="Default" style:data-style-name="N0">
      <style:table-cell-properties fo:background-color="#fa69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Ashkan Ashkpour</meta:initial-creator>
    <meta:creation-date>2017-12-07T12:17:16Z</meta:creation-date>
    <dc:date>2017-12-08T13:37:37.659748000</dc:date>
    <meta:editing-cycles>3</meta:editing-cycles>
    <meta:editing-duration>PT8M12S</meta:editing-duration>
    <meta:document-statistic meta:table-count="1" meta:cell-count="5523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</office:meta>
</office:document-meta>
</file>